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1.688cm"/>
    </style:style>
    <style:style style:name="gr3" style:family="graphic">
      <style:graphic-properties style:protect="size"/>
    </style:style>
    <style:style style:name="pr1" style:family="presentation" style:parent-style-name="Default-title">
      <style:graphic-properties draw:textarea-horizontal-align="center" draw:textarea-vertical-align="justify" draw:auto-grow-height="false" draw:auto-grow-width="true" fo:min-height="3.506cm" fo:min-width="23.42cm"/>
    </style:style>
    <style:style style:name="pr2" style:family="presentation" style:parent-style-name="Default-subtitle">
      <style:graphic-properties draw:fill-color="#ffffff" draw:textarea-vertical-align="middle" fo:min-height="3.473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text-properties fo:font-size="72pt" style:font-size-asian="72pt" style:font-size-complex="72pt"/>
    </style:style>
    <style:style style:name="P2" style:family="paragraph">
      <style:paragraph-properties fo:text-align="center"/>
      <style:text-properties fo:font-size="42pt" style:font-size-asian="42pt" style:font-size-complex="42pt"/>
    </style:style>
    <style:style style:name="P3" style:family="paragraph">
      <loext:graphic-properties draw:fill-color="#ffffff"/>
      <style:paragraph-properties fo:text-align="center"/>
      <style:text-properties fo:font-size="40pt" fo:font-weight="bold" style:font-size-asian="40pt" style:font-weight-asian="bold" style:font-size-complex="40pt" style:font-weight-complex="bold"/>
    </style:style>
    <style:style style:name="P4" style:family="paragraph">
      <loext:graphic-properties draw:fill="none" draw:fill-color="#ffffff"/>
    </style:style>
    <style:style style:name="P5" style:family="paragraph">
      <style:paragraph-properties fo:line-height="115%"/>
    </style:style>
    <style:style style:name="P6" style:family="paragraph">
      <loext:graphic-properties draw:fill="none" draw:fill-color="#ffffff"/>
      <style:paragraph-properties fo:line-height="115%"/>
    </style:style>
    <style:style style:name="P7" style:family="paragraph">
      <loext:graphic-properties draw:fill-color="#ffffff"/>
    </style:style>
    <style:style style:name="T1" style:family="text">
      <style:text-properties fo:font-size="72pt" style:font-size-asian="72pt" style:font-size-complex="72pt"/>
    </style:style>
    <style:style style:name="T2" style:family="text">
      <style:text-properties fo:font-size="42pt" style:font-size-asian="42pt" style:font-size-complex="42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3.42cm" svg:height="3.506cm" svg:x="2.064cm" svg:y="1.137cm" presentation:class="title" presentation:user-transformed="true">
          <draw:text-box>
            <text:p text:style-name="P1"><text:span text:style-name="T1">TDD ДЛЯ ТРУСОВ</text:span></text:p>
          </draw:text-box>
        </draw:frame>
        <draw:frame presentation:style-name="pr2" draw:text-style-name="P3" draw:layer="layout" svg:width="26.716cm" svg:height="3.473cm" svg:x="0.716cm" svg:y="4.701cm" presentation:class="subtitle" presentation:user-transformed="true">
          <draw:text-box>
            <text:p text:style-name="P2"><text:span text:style-name="T2">ЗАЧЕМ И КАК ТЕСТИТЬ ПРОДАКШЕН</text:span></text:p>
          </draw:text-box>
        </draw:frame>
        <draw:frame draw:style-name="gr1" draw:text-style-name="P4" draw:layer="layout" svg:width="26.67cm" svg:height="0.962cm" svg:x="0.762cm" svg:y="8.382cm">
          <draw:text-box>
            <text:p/>
          </draw:text-box>
        </draw:frame>
        <draw:frame draw:style-name="gr2" draw:text-style-name="P6" draw:layer="layout" svg:width="27.178cm" svg:height="11.938cm" svg:x="0.508cm" svg:y="8.474cm">
          <draw:text-box>
            <text:p text:style-name="P5"><text:span text:style-name="T3">ivelum: </text:span><text:span text:style-name="T3"><text:a xlink:href="https://github.com/ivelum/job" xlink:type="simple">github.com/ivelum/job</text:a></text:span></text:p>
            <text:p text:style-name="P5"><text:span text:style-name="T3">GitHub: </text:span><text:span text:style-name="T3"><text:a xlink:href="https://github.com/valentjedi" xlink:type="simple">@valentjedi</text:a></text:span></text:p>
            <text:p text:style-name="P5"><text:span text:style-name="T3">Twitter: </text:span><text:span text:style-name="T3"><text:a xlink:href="https://twitter.com/valentjedi" xlink:type="simple">@valentjedi</text:a></text:span></text:p>
            <text:p text:style-name="P5"><text:span text:style-name="T3">StackOverflow: </text:span><text:span text:style-name="T3"><text:a xlink:href="https://stackoverflow.com/users/3606603/valentjedi" xlink:type="simple">valentjedi</text:a></text:span></text:p>
            <text:p text:style-name="P5"><text:span text:style-name="T3">Email: </text:span><text:span text:style-name="T3"><text:a xlink:href="mailto:valentjedi@gmail.com?subject=TDD talk" xlink:type="simple">valentjedi@gmail.com</text:a></text:span></text:p>
            <text:p text:style-name="P5"><text:span text:style-name="T3">Slides: </text:span><text:span text:style-name="T3"><text:a xlink:href="https://github.com/valentjedi/tdd2017" xlink:type="simple">github.com/valentjedi/tdd2017</text:a></text:span></text:p>
          </draw:text-box>
        </draw:frame>
        <presentation:notes draw:style-name="dp2">
          <draw:page-thumbnail draw:style-name="gr3"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1" draw:text-style-name="P4" draw:layer="layout" svg:width="26.67cm" svg:height="0.962cm" svg:x="0.762cm" svg:y="8.383cm">
          <draw:text-box>
            <text:p/>
          </draw:text-box>
        </draw:frame>
        <draw:frame draw:style-name="gr2" draw:text-style-name="P6" draw:layer="layout" svg:width="27.178cm" svg:height="21.747cm" svg:x="1.508cm" svg:y="0.075cm">
          <draw:text-box>
            <text:p text:style-name="P5"><text:span text:style-name="T3">“</text:span><text:span text:style-name="T3">The only way you can create your software is to just put it in production! Because it will fail. And then, when it fails you just roll back to the previous version! … There’s no way you can pretend you can test your software beforehand. So all this TDD crap? Forget about it. If your company does TDD what do you do? Leave! You quit! You hand in your resignation today! … Writing tests is waste. TDD is for pussies.” – Erik Meijer</text:span></text:p>
            <text:p text:style-name="P5"><text:span text:style-name="T3"/></text:p>
          </draw:text-box>
        </draw:frame>
        <presentation:notes draw:style-name="dp2">
          <draw:page-thumbnail draw:style-name="gr3"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00:14:08.736899303</meta:creation-date>
    <dc:date>2017-11-14T20:43:04.627200086</dc:date>
    <meta:editing-duration>PT4H13M25S</meta:editing-duration>
    <meta:editing-cycles>8</meta:editing-cycles>
    <meta:generator>LibreOffice/5.4.3.2$Linux_X86_64 LibreOffice_project/40m0$Build-2</meta:generator>
    <meta:document-statistic meta:object-count="35"/>
  </office:meta>
</office:document-meta>
</file>